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B0000004571E1A49CB0FE15F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solid" svg:stroke-width="0.1cm" draw:marker-start-width="0.35cm" draw:marker-end-width="0.35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5cm" svg:height="1.47cm" draw:transform="rotate (1.5707963267949) translate (1.15cm 28.595cm)">
          <draw:image xlink:href="Pictures/100000010000050B0000004571E1A49CB0FE15FF.png" xlink:type="simple" xlink:show="embed" xlink:actuate="onLoad" draw:mime-type="image/png">
            <text:p/>
          </draw:image>
        </draw:frame>
        <draw:frame draw:style-name="gr1" draw:text-style-name="P1" draw:layer="layout" svg:width="27.5cm" svg:height="1.47cm" draw:transform="rotate (1.5707963267949) translate (3.55cm 28.595cm)">
          <draw:image xlink:href="Pictures/100000010000050B0000004571E1A49CB0FE15FF.png" xlink:type="simple" xlink:show="embed" xlink:actuate="onLoad" draw:mime-type="image/png">
            <text:p/>
          </draw:image>
        </draw:frame>
        <draw:frame draw:style-name="gr1" draw:text-style-name="P1" draw:layer="layout" svg:width="27.5cm" svg:height="1.47cm" draw:transform="rotate (1.5707963267949) translate (6.05cm 28.595cm)">
          <draw:image xlink:href="Pictures/100000010000050B0000004571E1A49CB0FE15FF.png" xlink:type="simple" xlink:show="embed" xlink:actuate="onLoad" draw:mime-type="image/png">
            <text:p/>
          </draw:image>
        </draw:frame>
        <draw:frame draw:style-name="gr1" draw:text-style-name="P1" draw:layer="layout" svg:width="27.5cm" svg:height="1.47cm" draw:transform="rotate (1.5707963267949) translate (8.75cm 28.595cm)">
          <draw:image xlink:href="Pictures/100000010000050B0000004571E1A49CB0FE15FF.png" xlink:type="simple" xlink:show="embed" xlink:actuate="onLoad" draw:mime-type="image/png">
            <text:p/>
          </draw:image>
        </draw:frame>
        <draw:frame draw:style-name="gr1" draw:text-style-name="P1" draw:layer="layout" svg:width="27.5cm" svg:height="1.47cm" draw:transform="rotate (1.5707963267949) translate (11.25cm 28.595cm)">
          <draw:image xlink:href="Pictures/100000010000050B0000004571E1A49CB0FE15FF.png" xlink:type="simple" xlink:show="embed" xlink:actuate="onLoad" draw:mime-type="image/png">
            <text:p/>
          </draw:image>
        </draw:frame>
        <draw:frame draw:style-name="gr1" draw:text-style-name="P1" draw:layer="layout" svg:width="27.5cm" svg:height="1.47cm" draw:transform="rotate (1.5707963267949) translate (13.85cm 28.595cm)">
          <draw:image xlink:href="Pictures/100000010000050B0000004571E1A49CB0FE15FF.png" xlink:type="simple" xlink:show="embed" xlink:actuate="onLoad" draw:mime-type="image/png">
            <text:p/>
          </draw:image>
        </draw:frame>
        <draw:frame draw:style-name="gr1" draw:text-style-name="P1" draw:layer="layout" svg:width="27.5cm" svg:height="1.47cm" draw:transform="rotate (1.5707963267949) translate (18.45cm 28.595cm)">
          <draw:image xlink:href="Pictures/100000010000050B0000004571E1A49CB0FE15FF.png" xlink:type="simple" xlink:show="embed" xlink:actuate="onLoad" draw:mime-type="image/png">
            <text:p/>
          </draw:image>
        </draw:frame>
        <draw:frame draw:style-name="gr1" draw:text-style-name="P1" draw:layer="layout" svg:width="27.5cm" svg:height="1.47cm" draw:transform="rotate (1.5707963267949) translate (16.25cm 28.595cm)">
          <draw:image xlink:href="Pictures/100000010000050B0000004571E1A49CB0FE15F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13T00:23:23.666000000</meta:creation-date>
    <dc:date>2023-03-13T00:26:53.197000000</dc:date>
    <meta:editing-duration>PT3M30S</meta:editing-duration>
    <meta:editing-cycles>1</meta:editing-cycles>
    <meta:document-statistic meta:object-count="8"/>
    <meta:generator>LibreOffice/7.4.3.2$Windows_X86_64 LibreOffice_project/1048a8393ae2eeec98dff31b5c133c5f1d08b890</meta:generator>
  </office:meta>
</office:document-meta>
</file>